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3" manifest:media-type="application/vnd.oasis.opendocument.formula"/>
  <manifest:file-entry manifest:full-path="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" manifest:media-type=""/>
  <manifest:file-entry manifest:full-path="ObjectReplacements/Object 10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adornments="標準" style:font-pitch="variable"/>
    <style:font-face style:name="游明朝3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5.75cm" fo:min-width="21cm"/>
    </style:style>
    <style:style style:name="gr2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1.25cm" fo:min-width="2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7cm"/>
      <style:paragraph-properties style:writing-mode="lr-tb"/>
    </style:style>
    <style:style style:name="gr5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opacity="37%" draw:textarea-horizontal-align="justify" draw:textarea-vertical-align="middle" draw:auto-grow-height="false" fo:min-height="5.114cm" fo:min-width="11.864cm" fo:padding-top="0.151cm" fo:padding-bottom="0.151cm" fo:padding-left="0.276cm" fo:padding-right="0.276cm"/>
    </style:style>
    <style:style style:name="gr7" style:family="graphic" style:parent-style-name="塗りつぶしなし線なしオブジェクト">
      <style:graphic-properties draw:fill="solid" draw:fill-color="#ffffff" draw:textarea-horizontal-align="center" draw:textarea-vertical-align="middle" draw:ole-draw-aspect="1" style:protect="size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466cm" fo:min-width="1.216cm" fo:padding-top="0.151cm" fo:padding-bottom="0.151cm" fo:padding-left="0.276cm" fo:padding-right="0.276cm" fo:wrap-option="wrap"/>
    </style:style>
    <style:style style:name="gr9" style:family="graphic" style:parent-style-name="standard">
      <style:graphic-properties draw:stroke="none" draw:fill-color="#bbe33d" draw:opacity="39%" draw:textarea-horizontal-align="justify" draw:textarea-vertical-align="middle" draw:auto-grow-height="false" fo:min-height="0.25cm" fo:min-width="3cm"/>
    </style:style>
    <style:style style:name="gr10" style:family="graphic" style:parent-style-name="standard">
      <style:graphic-properties draw:stroke="none" draw:fill-color="#f7d1d5" draw:opacity="39%" draw:textarea-horizontal-align="justify" draw:textarea-vertical-align="middle" draw:auto-grow-height="false" fo:min-height="1.563cm" fo:min-width="9.5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opacity="37%" draw:textarea-horizontal-align="justify" draw:textarea-vertical-align="middle" draw:auto-grow-height="false" fo:min-height="5.114cm" fo:min-width="6.864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0.598cm" fo:min-width="16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9.25cm" fo:min-width="16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6.25cm" fo:min-width="16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5.75cm" fo:min-width="16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7.65cm" fo:min-width="27cm"/>
    </style:style>
    <style:style style:name="gr17" style:family="graphic" style:parent-style-name="standard">
      <style:graphic-properties draw:stroke="none" draw:fill-color="#e8f2a1" draw:opacity="84%" draw:textarea-horizontal-align="justify" draw:textarea-vertical-align="middle" draw:auto-grow-height="false" fo:min-height="2.885cm" fo:min-width="25.5cm"/>
    </style:style>
    <style:style style:name="gr18" style:family="graphic" style:parent-style-name="standard">
      <style:graphic-properties draw:stroke="solid" svg:stroke-linecap="round" draw:fill="none" loext:fill-use-slide-background="false" draw:textarea-horizontal-align="justify" draw:textarea-vertical-align="middle" draw:auto-grow-height="false" fo:min-height="2.85cm" fo:min-width="17cm" draw:shadow="visibl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0.65cm" fo:min-width="27.5cm"/>
    </style:style>
    <style:style style:name="pr1" style:family="presentation" style:parent-style-name="標準-title">
      <style:graphic-properties draw:auto-grow-height="true" fo:min-height="2.5cm"/>
      <style:paragraph-properties style:writing-mode="lr-tb"/>
    </style:style>
    <style:style style:name="pr2" style:family="presentation" style:parent-style-name="標準-outline1">
      <style:graphic-properties fo:min-height="11.098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title">
      <style:graphic-properties fo:min-height="2.5cm"/>
      <style:paragraph-properties style:writing-mode="lr-tb"/>
    </style:style>
    <style:style style:name="pr5" style:family="presentation" style:parent-style-name="標準-title">
      <style:graphic-properties draw:auto-grow-height="true" fo:min-height="2cm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line-height="115%"/>
    </style:style>
    <style:style style:name="P4" style:family="paragraph">
      <loext:graphic-properties draw:fill="none" draw:fill-color="#ffffff"/>
      <style:paragraph-properties fo:line-height="115%"/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opacity="37%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bbe33d" draw:opacity="39%"/>
      <style:paragraph-properties fo:text-align="center"/>
    </style:style>
    <style:style style:name="P9" style:family="paragraph">
      <loext:graphic-properties draw:fill-color="#f7d1d5" draw:opacity="39%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line-height="150%"/>
    </style:style>
    <style:style style:name="P12" style:family="paragraph">
      <loext:graphic-properties draw:fill-color="#e8f2a1" draw:opacity="8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bf0041" loext:opacity="100%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158466" loext:opacity="100%"/>
    </style:style>
    <style:style style:name="T6" style:family="text">
      <style:text-properties fo:color="#158466" loext:opacity="100%" style:text-underline-style="solid" style:text-underline-width="bold" style:text-underline-color="font-color"/>
    </style:style>
    <style:style style:name="T7" style:family="text">
      <style:text-properties fo:color="#158466" loext:opacity="100%" fo:font-size="8pt" style:font-size-asian="8pt" style:font-size-complex="8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BIZ UDPゴシック" fo:font-size="26pt" fo:font-style="normal" fo:text-shadow="none" style:text-underline-style="none" fo:font-weight="bold" style:letter-kerning="true" fo:background-color="transparent" style:font-name-asian="BIZ UDPゴシック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7cm" svg:height="2.5cm" svg:x="0.5cm" svg:y="0.5cm" presentation:class="title">
          <draw:text-box>
            <text:p>数学A　場合の数と確率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item>
                <text:p>第2節</text:p>
                <text:list>
                  <text:list-item>
                    <text:p>６　事象と確率</text:p>
                  </text:list-item>
                  <text:list-item>
                    <text:p>７　確率の基本性質</text:p>
                  </text:list-item>
                  <text:list-item>
                    <text:p>８　独立な試行の確率</text:p>
                  </text:list-item>
                  <text:list-item>
                    <text:p>９　反復試行の確率</text:p>
                  </text:list-item>
                  <text:list-item>
                    <text:p>１０　条件付き確率</text:p>
                  </text:list-item>
                  <text:list-item>
                    <text:p>１１　期待値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" draw:text-style-name="P1" draw:layer="layout" svg:width="21.5cm" svg:height="6cm" svg:x="1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5cm" svg:height="1.5cm" svg:x="1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draw:frame presentation:style-name="pr1" draw:layer="layout" svg:width="27cm" svg:height="2.5cm" svg:x="0.5cm" svg:y="0.5cm" presentation:class="title" presentation:placeholder="true">
          <draw:text-box/>
        </draw:frame>
        <draw:frame presentation:style-name="pr2" draw:layer="layout" svg:width="27cm" svg:height="3.5cm" svg:x="0.5cm" svg:y="3cm" presentation:class="outline" presentation:user-transformed="true">
          <draw:text-box>
            <text:list text:style-name="L2">
              <text:list-item>
                <text:p>あいうえお</text:p>
                <text:list>
                  <text:list-item>
                    <text:p>あいうえお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.5cm" svg:height="1.307cm" svg:x="1cm" svg:y="6.33cm">
          <draw:text-box>
            <text:p text:style-name="P3"><text:span text:style-name="T1">あいうえお</text:span></text:p>
          </draw:text-box>
        </draw:frame>
        <draw:frame draw:style-name="gr5" draw:text-style-name="P5" draw:layer="layout" svg:width="0.001cm" svg:height="1.016cm" svg:x="14.041cm" svg:y="8.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E　余事象の確率</text:p>
          </draw:text-box>
        </draw:frame>
        <draw:frame presentation:style-name="pr2" draw:layer="layout" svg:width="27cm" svg:height="5cm" svg:x="0.5cm" svg:y="3cm" presentation:class="outline" presentation:user-transformed="true">
          <draw:text-box>
            <text:list text:style-name="L2">
              <text:list-item>
                <text:p>余事象</text:p>
                <text:list>
                  <text:list-item>
                    <text:p>事象<text:span text:style-name="T2">A</text:span> に対して、事象<text:span text:style-name="T2">A </text:span>が起こらないという事象を<text:span text:style-name="T3">余事象</text:span>といい、記号　　で表す。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0.654cm" svg:height="1.016cm" svg:x="7.4cm" svg:y="6.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E　余事象の確率</text:p>
          </draw:text-box>
        </draw:frame>
        <draw:frame presentation:style-name="pr2" draw:layer="layout" svg:width="27cm" svg:height="5cm" svg:x="0.5cm" svg:y="3cm" presentation:class="outline" presentation:user-transformed="true">
          <draw:text-box>
            <text:list text:style-name="L2">
              <text:list-item>
                <text:p>余事象</text:p>
                <text:list>
                  <text:list-item>
                    <text:p>事象<text:span text:style-name="T2">A</text:span> に対して、事象<text:span text:style-name="T2">A </text:span>が起こらないという事象を<text:span text:style-name="T3">余事象</text:span>といい、記号　　で表す。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0.654cm" svg:height="1.016cm" svg:x="7.4cm" svg:y="6.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custom-shape draw:style-name="gr6" draw:text-style-name="P6" draw:layer="layout" svg:width="13cm" svg:height="6cm" svg:x="7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0.794cm" svg:height="1.016cm" svg:x="13cm" svg:y="8.38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custom-shape draw:style-name="gr8" draw:text-style-name="P7" draw:layer="layout" svg:width="2.5cm" svg:height="2.5cm" svg:x="9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0.654cm" svg:height="1.016cm" svg:x="10.4cm" svg:y="11.684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5" draw:text-style-name="P5" draw:layer="layout" svg:width="0.654cm" svg:height="1.016cm" svg:x="15.846cm" svg:y="11.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custom-shape draw:style-name="gr9" draw:text-style-name="P8" draw:layer="layout" svg:width="3.5cm" svg:height="0.5cm" svg:x="13.8cm" svg:y="7.3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5cm" svg:height="0.5cm" svg:x="14.5cm" svg:y="10.1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cm" svg:height="1.813cm" svg:x="13.1cm" svg:y="12.48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E　余事象の確率</text:p>
          </draw:text-box>
        </draw:frame>
        <draw:frame presentation:style-name="pr2" draw:layer="layout" svg:width="18.5cm" svg:height="9.848cm" svg:x="8.5cm" svg:y="3.652cm" presentation:class="outline" presentation:user-transformed="true">
          <draw:text-box>
            <text:list text:style-name="L2">
              <text:list-item>
                <text:list>
                  <text:list-header>
                    <text:p>　　　　　　　より、これらは互いに排反。</text:p>
                    <text:p>したがって、確率の加法定理より、</text:p>
                    <text:p/>
                    <text:p>　　　　　　　より、</text:p>
                    <text:p/>
                    <text:p>以上より、　　　　　　　　　　だから、</text:p>
                  </text:list-header>
                </text:list>
              </text:list-item>
            </text:list>
          </draw:text-box>
        </draw:frame>
        <draw:custom-shape draw:style-name="gr11" draw:text-style-name="P6" draw:layer="layout" svg:width="8cm" svg:height="6cm" svg:x="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0.794cm" svg:height="1.016cm" svg:x="4.5cm" svg:y="5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8" draw:text-style-name="P7" draw:layer="layout" svg:width="2.5cm" svg:height="2.5cm" svg:x="1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0.654cm" svg:height="1.016cm" svg:x="2.5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5" draw:layer="layout" svg:width="0.654cm" svg:height="1.016cm" svg:x="6.5cm" svg:y="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5" draw:layer="layout" svg:width="3.66cm" svg:height="1.016cm" svg:x="11.34cm" svg:y="3.78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5" draw:layer="layout" svg:width="9.23cm" svg:height="1.107cm" svg:x="13.784cm" svg:y="6.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5" draw:layer="layout" svg:width="3.646cm" svg:height="1.016cm" svg:x="11.354cm" svg:y="8.18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5" draw:layer="layout" svg:width="7.945cm" svg:height="1.107cm" svg:x="14.592cm" svg:y="9.58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5" draw:layer="layout" svg:width="5.906cm" svg:height="1.107cm" svg:x="14.992cm" svg:y="10.98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5" draw:text-style-name="P5" draw:layer="layout" svg:width="6.377cm" svg:height="1.107cm" svg:x="15.292cm" svg:y="12.78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12" draw:text-style-name="P10" draw:layer="layout" svg:width="16.5cm" svg:height="10.848cm" svg:x="10cm" svg:y="3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custom-shape draw:style-name="gr9" draw:text-style-name="P8" draw:layer="layout" svg:width="3.5cm" svg:height="0.5cm" svg:x="13.8cm" svg:y="7.3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5cm" svg:height="0.5cm" svg:x="14.5cm" svg:y="10.1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cm" svg:height="1.813cm" svg:x="13.1cm" svg:y="12.48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E　余事象の確率</text:p>
          </draw:text-box>
        </draw:frame>
        <draw:frame presentation:style-name="pr2" draw:layer="layout" svg:width="18.5cm" svg:height="9.848cm" svg:x="8.5cm" svg:y="3.652cm" presentation:class="outline" presentation:user-transformed="true">
          <draw:text-box>
            <text:list text:style-name="L2">
              <text:list-item>
                <text:list>
                  <text:list-header>
                    <text:p>　　　　　　　より、これらは互いに排反。</text:p>
                    <text:p>したがって、確率の加法定理より、</text:p>
                    <text:p/>
                    <text:p>　　　　　　　より、</text:p>
                    <text:p/>
                    <text:p>以上より、　　　　　　　　　　だから、</text:p>
                  </text:list-header>
                </text:list>
              </text:list-item>
            </text:list>
          </draw:text-box>
        </draw:frame>
        <draw:custom-shape draw:style-name="gr11" draw:text-style-name="P6" draw:layer="layout" svg:width="8cm" svg:height="6cm" svg:x="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0.794cm" svg:height="1.016cm" svg:x="4.5cm" svg:y="5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8" draw:text-style-name="P7" draw:layer="layout" svg:width="2.5cm" svg:height="2.5cm" svg:x="1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0.654cm" svg:height="1.016cm" svg:x="2.5cm" svg:y="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5" draw:layer="layout" svg:width="0.654cm" svg:height="1.016cm" svg:x="6.5cm" svg:y="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5" draw:layer="layout" svg:width="3.66cm" svg:height="1.016cm" svg:x="11.34cm" svg:y="3.78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5" draw:text-style-name="P5" draw:layer="layout" svg:width="9.23cm" svg:height="1.107cm" svg:x="13.784cm" svg:y="6.7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5" draw:text-style-name="P5" draw:layer="layout" svg:width="3.646cm" svg:height="1.016cm" svg:x="11.354cm" svg:y="8.1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5" draw:text-style-name="P5" draw:layer="layout" svg:width="7.945cm" svg:height="1.107cm" svg:x="14.592cm" svg:y="9.58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5" draw:text-style-name="P5" draw:layer="layout" svg:width="5.906cm" svg:height="1.107cm" svg:x="14.992cm" svg:y="10.987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5" draw:text-style-name="P5" draw:layer="layout" svg:width="6.377cm" svg:height="1.107cm" svg:x="15.292cm" svg:y="12.78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13" draw:text-style-name="P10" draw:layer="layout" svg:width="16.5cm" svg:height="9.5cm" svg:x="10cm" svg:y="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custom-shape draw:style-name="gr9" draw:text-style-name="P8" draw:layer="layout" svg:width="3.5cm" svg:height="0.5cm" svg:x="13.8cm" svg:y="7.3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5cm" svg:height="0.5cm" svg:x="14.5cm" svg:y="10.1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cm" svg:height="1.813cm" svg:x="13.1cm" svg:y="12.48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E　余事象の確率</text:p>
          </draw:text-box>
        </draw:frame>
        <draw:frame presentation:style-name="pr2" draw:layer="layout" svg:width="18.5cm" svg:height="9.848cm" svg:x="8.5cm" svg:y="3.652cm" presentation:class="outline" presentation:user-transformed="true">
          <draw:text-box>
            <text:list text:style-name="L2">
              <text:list-item>
                <text:list>
                  <text:list-header>
                    <text:p>　　　　　　　より、これらは互いに排反。</text:p>
                    <text:p>したがって、確率の加法定理より、</text:p>
                    <text:p/>
                    <text:p>　　　　　　　より、</text:p>
                    <text:p/>
                    <text:p>以上より、　　　　　　　　　　だから、</text:p>
                  </text:list-header>
                </text:list>
              </text:list-item>
            </text:list>
          </draw:text-box>
        </draw:frame>
        <draw:custom-shape draw:style-name="gr11" draw:text-style-name="P6" draw:layer="layout" svg:width="8cm" svg:height="6cm" svg:x="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0.794cm" svg:height="1.016cm" svg:x="4.5cm" svg:y="5.5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custom-shape draw:style-name="gr8" draw:text-style-name="P7" draw:layer="layout" svg:width="2.5cm" svg:height="2.5cm" svg:x="1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0.654cm" svg:height="1.016cm" svg:x="2.5cm" svg:y="9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5" draw:text-style-name="P5" draw:layer="layout" svg:width="0.654cm" svg:height="1.016cm" svg:x="6.5cm" svg:y="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" draw:text-style-name="P5" draw:layer="layout" svg:width="3.66cm" svg:height="1.016cm" svg:x="11.34cm" svg:y="3.78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5" draw:text-style-name="P5" draw:layer="layout" svg:width="9.23cm" svg:height="1.107cm" svg:x="13.784cm" svg:y="6.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5" draw:text-style-name="P5" draw:layer="layout" svg:width="3.646cm" svg:height="1.016cm" svg:x="11.354cm" svg:y="8.18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5" draw:text-style-name="P5" draw:layer="layout" svg:width="7.945cm" svg:height="1.107cm" svg:x="14.592cm" svg:y="9.587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5" draw:text-style-name="P5" draw:layer="layout" svg:width="5.906cm" svg:height="1.107cm" svg:x="14.992cm" svg:y="10.987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5" draw:text-style-name="P5" draw:layer="layout" svg:width="6.377cm" svg:height="1.107cm" svg:x="15.292cm" svg:y="12.787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custom-shape draw:style-name="gr14" draw:text-style-name="P10" draw:layer="layout" svg:width="16.5cm" svg:height="6.5cm" svg:x="10cm" svg:y="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9" draw:text-style-name="P8" draw:layer="layout" svg:width="3.5cm" svg:height="0.5cm" svg:x="13.8cm" svg:y="7.3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5cm" svg:height="0.5cm" svg:x="14.5cm" svg:y="10.1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cm" svg:height="1.813cm" svg:x="13.1cm" svg:y="12.48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E　余事象の確率</text:p>
          </draw:text-box>
        </draw:frame>
        <draw:frame presentation:style-name="pr2" draw:layer="layout" svg:width="18.5cm" svg:height="9.848cm" svg:x="8.5cm" svg:y="3.652cm" presentation:class="outline" presentation:user-transformed="true">
          <draw:text-box>
            <text:list text:style-name="L2">
              <text:list-item>
                <text:list>
                  <text:list-header>
                    <text:p>　　　　　　　より、これらは互いに排反。</text:p>
                    <text:p>したがって、確率の加法定理より、</text:p>
                    <text:p/>
                    <text:p>　　　　　　　より、</text:p>
                    <text:p/>
                    <text:p>以上より、　　　　　　　　　　だから、</text:p>
                  </text:list-header>
                </text:list>
              </text:list-item>
            </text:list>
          </draw:text-box>
        </draw:frame>
        <draw:custom-shape draw:style-name="gr11" draw:text-style-name="P6" draw:layer="layout" svg:width="8cm" svg:height="6cm" svg:x="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0.794cm" svg:height="1.016cm" svg:x="4.5cm" svg:y="5.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custom-shape draw:style-name="gr8" draw:text-style-name="P7" draw:layer="layout" svg:width="2.5cm" svg:height="2.5cm" svg:x="1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0.654cm" svg:height="1.016cm" svg:x="2.5cm" svg:y="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5" draw:text-style-name="P5" draw:layer="layout" svg:width="0.654cm" svg:height="1.016cm" svg:x="6.5cm" svg:y="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5" draw:text-style-name="P5" draw:layer="layout" svg:width="3.66cm" svg:height="1.016cm" svg:x="11.34cm" svg:y="3.78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5" draw:text-style-name="P5" draw:layer="layout" svg:width="9.23cm" svg:height="1.107cm" svg:x="13.784cm" svg:y="6.7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5" draw:layer="layout" svg:width="3.646cm" svg:height="1.016cm" svg:x="11.354cm" svg:y="8.18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5" draw:text-style-name="P5" draw:layer="layout" svg:width="7.945cm" svg:height="1.107cm" svg:x="14.592cm" svg:y="9.58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5" draw:text-style-name="P5" draw:layer="layout" svg:width="5.906cm" svg:height="1.107cm" svg:x="14.992cm" svg:y="10.98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5" draw:text-style-name="P5" draw:layer="layout" svg:width="6.377cm" svg:height="1.107cm" svg:x="15.292cm" svg:y="12.78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custom-shape draw:style-name="gr15" draw:text-style-name="P10" draw:layer="layout" svg:width="16.5cm" svg:height="6cm" svg:x="10cm" svg:y="10.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custom-shape draw:style-name="gr9" draw:text-style-name="P8" draw:layer="layout" svg:width="3.5cm" svg:height="0.5cm" svg:x="13.8cm" svg:y="7.3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5cm" svg:height="0.5cm" svg:x="14.5cm" svg:y="10.1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cm" svg:height="1.813cm" svg:x="13.1cm" svg:y="12.48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E　余事象の確率</text:p>
          </draw:text-box>
        </draw:frame>
        <draw:frame presentation:style-name="pr2" draw:layer="layout" svg:width="18.5cm" svg:height="9.848cm" svg:x="8.5cm" svg:y="3.652cm" presentation:class="outline" presentation:user-transformed="true">
          <draw:text-box>
            <text:list text:style-name="L2">
              <text:list-item>
                <text:list>
                  <text:list-header>
                    <text:p>　　　　　　　より、これらは互いに排反。</text:p>
                    <text:p>したがって、確率の加法定理より、</text:p>
                    <text:p/>
                    <text:p>　　　　　　　より、</text:p>
                    <text:p/>
                    <text:p>以上より、　　　　　　　　　　だから、</text:p>
                  </text:list-header>
                </text:list>
              </text:list-item>
            </text:list>
          </draw:text-box>
        </draw:frame>
        <draw:custom-shape draw:style-name="gr11" draw:text-style-name="P6" draw:layer="layout" svg:width="8cm" svg:height="6cm" svg:x="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0.794cm" svg:height="1.016cm" svg:x="4.5cm" svg:y="5.5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custom-shape draw:style-name="gr8" draw:text-style-name="P7" draw:layer="layout" svg:width="2.5cm" svg:height="2.5cm" svg:x="1.6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0.654cm" svg:height="1.016cm" svg:x="2.5cm" svg:y="9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5" draw:text-style-name="P5" draw:layer="layout" svg:width="0.654cm" svg:height="1.016cm" svg:x="6.5cm" svg:y="9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5" draw:text-style-name="P5" draw:layer="layout" svg:width="3.66cm" svg:height="1.016cm" svg:x="11.34cm" svg:y="3.78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5" draw:text-style-name="P5" draw:layer="layout" svg:width="9.23cm" svg:height="1.107cm" svg:x="13.784cm" svg:y="6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5" draw:text-style-name="P5" draw:layer="layout" svg:width="3.646cm" svg:height="1.016cm" svg:x="11.354cm" svg:y="8.18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5" draw:text-style-name="P5" draw:layer="layout" svg:width="7.945cm" svg:height="1.107cm" svg:x="14.592cm" svg:y="9.587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5" draw:text-style-name="P5" draw:layer="layout" svg:width="5.906cm" svg:height="1.107cm" svg:x="14.992cm" svg:y="10.987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5" draw:text-style-name="P5" draw:layer="layout" svg:width="6.377cm" svg:height="1.107cm" svg:x="15.292cm" svg:y="12.78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4" draw:layer="layout" svg:width="27cm" svg:height="2.5cm" svg:x="0.5cm" svg:y="0.5cm" presentation:class="title">
          <draw:text-box>
            <text:p>E　余事象の確率</text:p>
          </draw:text-box>
        </draw:frame>
        <draw:frame presentation:style-name="pr2" draw:layer="layout" svg:width="27cm" svg:height="12.75cm" svg:x="0.5cm" svg:y="3cm" presentation:class="outline" presentation:user-transformed="true">
          <draw:text-box>
            <text:list text:style-name="L2">
              <text:list-item>
                <text:p><text:span text:style-name="T4">おまけ</text:span></text:p>
                <text:list>
                  <text:list-item>
                    <text:p>余事象の確率　　　　　　　　　　　を変形して、</text:p>
                    <text:p/>
                    <text:p>とも表せる。</text:p>
                  </text:list-item>
                  <text:list-item>
                    <text:p text:style-name="P11">同じことだが、補集合　　の補集合　　は　　　　であったから、余事象の確率　　　　　　　　　　　は、　　を　　に置き換えて、</text:p>
                    <text:p text:style-name="P11"/>
                    <text:p/>
                  </text:list-item>
                </text:list>
              </text:list-item>
            </text:list>
          </draw:text-box>
        </draw:frame>
        <draw:frame draw:style-name="gr5" draw:text-style-name="P5" draw:layer="layout" svg:width="6.076cm" svg:height="1.107cm" svg:x="8.623cm" svg:y="4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5" draw:text-style-name="P5" draw:layer="layout" svg:width="6.068cm" svg:height="1.107cm" svg:x="11.1cm" svg:y="6.39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" draw:text-style-name="P5" draw:layer="layout" svg:width="0.654cm" svg:height="1.016cm" svg:x="11.746cm" svg:y="9.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5" draw:text-style-name="P5" draw:layer="layout" svg:width="0.654cm" svg:height="1.123cm" svg:x="16.5cm" svg:y="9.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" draw:text-style-name="P5" draw:layer="layout" svg:width="2.078cm" svg:height="1.123cm" svg:x="18.77cm" svg:y="9.55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" draw:text-style-name="P5" draw:layer="layout" svg:width="6.076cm" svg:height="1.107cm" svg:x="8.6cm" svg:y="10.9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5" draw:text-style-name="P5" draw:layer="layout" svg:width="0.654cm" svg:height="1.016cm" svg:x="19cm" svg:y="10.98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5" draw:text-style-name="P5" draw:layer="layout" svg:width="0.654cm" svg:height="1.016cm" svg:x="16.746cm" svg:y="10.92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" draw:text-style-name="P5" draw:layer="layout" svg:width="6.372cm" svg:height="1.107cm" svg:x="11.2cm" svg:y="12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16" draw:text-style-name="P10" draw:layer="layout" svg:width="27.5cm" svg:height="7.9cm" svg:x="0.5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4" draw:layer="layout" svg:width="27cm" svg:height="2.5cm" svg:x="0.5cm" svg:y="0.5cm" presentation:class="title">
          <draw:text-box>
            <text:p>E　余事象の確率</text:p>
          </draw:text-box>
        </draw:frame>
        <draw:frame presentation:style-name="pr2" draw:layer="layout" svg:width="27cm" svg:height="12.75cm" svg:x="0.5cm" svg:y="3cm" presentation:class="outline" presentation:user-transformed="true">
          <draw:text-box>
            <text:list text:style-name="L2">
              <text:list-item>
                <text:p><text:span text:style-name="T4">おまけ</text:span></text:p>
                <text:list>
                  <text:list-item>
                    <text:p>余事象の確率　　　　　　　　　　　を変形して、</text:p>
                    <text:p/>
                    <text:p>とも表せる。</text:p>
                  </text:list-item>
                  <text:list-item>
                    <text:p text:style-name="P11">同じことだが、補集合　　の補集合　　は　　　　であったから、余事象の確率　　　　　　　　　　　は、　　を　　に置き換えて、</text:p>
                    <text:p text:style-name="P11"/>
                    <text:p/>
                  </text:list-item>
                </text:list>
              </text:list-item>
            </text:list>
          </draw:text-box>
        </draw:frame>
        <draw:frame draw:style-name="gr5" draw:text-style-name="P5" draw:layer="layout" svg:width="6.076cm" svg:height="1.107cm" svg:x="8.623cm" svg:y="4.89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5" draw:text-style-name="P5" draw:layer="layout" svg:width="6.068cm" svg:height="1.107cm" svg:x="11.1cm" svg:y="6.39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5" draw:text-style-name="P5" draw:layer="layout" svg:width="0.654cm" svg:height="1.016cm" svg:x="11.746cm" svg:y="9.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5" draw:text-style-name="P5" draw:layer="layout" svg:width="0.654cm" svg:height="1.123cm" svg:x="16.5cm" svg:y="9.5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5" draw:text-style-name="P5" draw:layer="layout" svg:width="2.078cm" svg:height="1.123cm" svg:x="18.77cm" svg:y="9.558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5" draw:text-style-name="P5" draw:layer="layout" svg:width="6.076cm" svg:height="1.107cm" svg:x="8.6cm" svg:y="10.9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5" draw:text-style-name="P5" draw:layer="layout" svg:width="0.654cm" svg:height="1.016cm" svg:x="19cm" svg:y="10.981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5" draw:text-style-name="P5" draw:layer="layout" svg:width="0.654cm" svg:height="1.016cm" svg:x="16.746cm" svg:y="10.92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5" draw:text-style-name="P5" draw:layer="layout" svg:width="6.372cm" svg:height="1.107cm" svg:x="11.2cm" svg:y="12.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custom-shape draw:style-name="gr17" draw:text-style-name="P12" draw:layer="layout" svg:width="26cm" svg:height="3.135cm" svg:x="1cm" svg:y="2.66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7cm" svg:height="2.33cm" svg:x="0.5cm" svg:y="0.335cm" presentation:class="title" presentation:user-transformed="true">
          <draw:text-box>
            <text:p>余事象の確率 例題14</text:p>
          </draw:text-box>
        </draw:frame>
        <draw:frame presentation:style-name="pr2" draw:layer="layout" svg:width="28cm" svg:height="11.348cm" svg:x="-0.5cm" svg:y="3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5">15</text:span><text:span text:style-name="T5">本のくじの中に当たりくじが</text:span><text:span text:style-name="T5">5</text:span><text:span text:style-name="T5">本ある。</text:span><text:span text:style-name="T5">2</text:span><text:span text:style-name="T5">本同時に引くとき、</text:span><text:span text:style-name="T6">少なくとも</text:span><text:span text:style-name="T5">1</text:span><text:span text:style-name="T5">本が当たる確率。</text:span></text:p>
                    <text:p><text:span text:style-name="T7"/></text:p>
                  </text:list-header>
                  <text:list-item>
                    <text:p><text:span text:style-name="T8">事象　 <text:s/>「少なくとも</text:span><text:span text:style-name="T8">1</text:span><text:span text:style-name="T8">本が当たる</text:span><text:span text:style-name="T9">」</text:span></text:p>
                  </text:list-item>
                  <text:list-item>
                    <text:p><text:span text:style-name="T8">事象　　「</text:span><text:span text:style-name="T8">2</text:span><text:span text:style-name="T8">本ともはずれる</text:span><text:span text:style-name="T9">」</text:span></text:p>
                    <text:p><text:span text:style-name="T10"/></text:p>
                    <text:p><text:span text:style-name="T9">2</text:span><text:span text:style-name="T9">本ともはずれる確率　　　　は　　　　　　　　　　　　だから、</text:span></text:p>
                    <text:p><text:span text:style-name="T10"/></text:p>
                    <text:p><text:span text:style-name="T9">余事象の確率　　　　　　　　　　　より、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6.431cm" svg:height="2.369cm" svg:x="14.39cm" svg:y="9.33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5" draw:text-style-name="P5" draw:layer="layout" svg:width="2.051cm" svg:height="1.107cm" svg:x="10.949cm" svg:y="9.89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5" draw:layer="layout" svg:width="0.654cm" svg:height="1.016cm" svg:x="3.9cm" svg:y="6.28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5" draw:text-style-name="P5" draw:layer="layout" svg:width="0.654cm" svg:height="1.016cm" svg:x="3.8cm" svg:y="7.88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5" draw:layer="layout" svg:width="6.072cm" svg:height="1.107cm" svg:x="7.628cm" svg:y="1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5" draw:text-style-name="P5" draw:layer="layout" svg:width="6.274cm" svg:height="2.095cm" svg:x="10.561cm" svg:y="13.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8" draw:text-style-name="P13" draw:layer="layout" svg:width="17.5cm" svg:height="3.1cm" svg:x="0.4cm" svg:y="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8cm" svg:height="10.9cm" svg:x="0cm" svg:y="5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custom-shape draw:style-name="gr17" draw:text-style-name="P12" draw:layer="layout" svg:width="26cm" svg:height="3.135cm" svg:x="1cm" svg:y="2.66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7cm" svg:height="2.33cm" svg:x="0.5cm" svg:y="0.335cm" presentation:class="title" presentation:user-transformed="true">
          <draw:text-box>
            <text:p>余事象の確率 例題14</text:p>
          </draw:text-box>
        </draw:frame>
        <draw:frame presentation:style-name="pr2" draw:layer="layout" svg:width="28cm" svg:height="11.348cm" svg:x="-0.5cm" svg:y="3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5">15</text:span><text:span text:style-name="T5">本のくじの中に当たりくじが</text:span><text:span text:style-name="T5">5</text:span><text:span text:style-name="T5">本ある。</text:span><text:span text:style-name="T5">2</text:span><text:span text:style-name="T5">本同時に引くとき、</text:span><text:span text:style-name="T6">少なくとも</text:span><text:span text:style-name="T5">1</text:span><text:span text:style-name="T5">本が当たる確率。</text:span></text:p>
                    <text:p><text:span text:style-name="T7"/></text:p>
                  </text:list-header>
                  <text:list-item>
                    <text:p><text:span text:style-name="T8">事象　 <text:s/>「少なくとも</text:span><text:span text:style-name="T8">1</text:span><text:span text:style-name="T8">本が当たる</text:span><text:span text:style-name="T9">」</text:span></text:p>
                  </text:list-item>
                  <text:list-item>
                    <text:p><text:span text:style-name="T8">事象　　「</text:span><text:span text:style-name="T8">2</text:span><text:span text:style-name="T8">本ともはずれる</text:span><text:span text:style-name="T9">」</text:span></text:p>
                    <text:p><text:span text:style-name="T10"/></text:p>
                    <text:p><text:span text:style-name="T9">2</text:span><text:span text:style-name="T9">本ともはずれる確率　　　　は　　　　　　　　　　　　だから、</text:span></text:p>
                    <text:p><text:span text:style-name="T10"/></text:p>
                    <text:p><text:span text:style-name="T9">余事象の確率　　　　　　　　　　　より、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6.431cm" svg:height="2.369cm" svg:x="14.39cm" svg:y="9.331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5" draw:text-style-name="P5" draw:layer="layout" svg:width="2.051cm" svg:height="1.107cm" svg:x="10.949cm" svg:y="9.89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5" draw:text-style-name="P5" draw:layer="layout" svg:width="0.654cm" svg:height="1.016cm" svg:x="3.9cm" svg:y="6.284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5" draw:text-style-name="P5" draw:layer="layout" svg:width="0.654cm" svg:height="1.016cm" svg:x="3.8cm" svg:y="7.884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5" draw:text-style-name="P5" draw:layer="layout" svg:width="6.072cm" svg:height="1.107cm" svg:x="7.628cm" svg:y="1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5" draw:text-style-name="P5" draw:layer="layout" svg:width="6.274cm" svg:height="2.095cm" svg:x="10.561cm" svg:y="13.2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18" draw:text-style-name="P13" draw:layer="layout" svg:width="17.5cm" svg:height="3.1cm" svg:x="0.4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7.5cm" svg:height="7.9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custom-shape draw:style-name="gr17" draw:text-style-name="P12" draw:layer="layout" svg:width="26cm" svg:height="3.135cm" svg:x="1cm" svg:y="2.66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7cm" svg:height="2.33cm" svg:x="0.5cm" svg:y="0.335cm" presentation:class="title" presentation:user-transformed="true">
          <draw:text-box>
            <text:p>余事象の確率 例題14</text:p>
          </draw:text-box>
        </draw:frame>
        <draw:frame presentation:style-name="pr2" draw:layer="layout" svg:width="28cm" svg:height="11.348cm" svg:x="-0.5cm" svg:y="3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5">15</text:span><text:span text:style-name="T5">本のくじの中に当たりくじが</text:span><text:span text:style-name="T5">5</text:span><text:span text:style-name="T5">本ある。</text:span><text:span text:style-name="T5">2</text:span><text:span text:style-name="T5">本同時に引くとき、</text:span><text:span text:style-name="T6">少なくとも</text:span><text:span text:style-name="T5">1</text:span><text:span text:style-name="T5">本が当たる確率。</text:span></text:p>
                    <text:p><text:span text:style-name="T7"/></text:p>
                  </text:list-header>
                  <text:list-item>
                    <text:p><text:span text:style-name="T8">事象　 <text:s/>「少なくとも</text:span><text:span text:style-name="T8">1</text:span><text:span text:style-name="T8">本が当たる</text:span><text:span text:style-name="T9">」</text:span></text:p>
                  </text:list-item>
                  <text:list-item>
                    <text:p><text:span text:style-name="T8">事象　　「</text:span><text:span text:style-name="T8">2</text:span><text:span text:style-name="T8">本ともはずれる</text:span><text:span text:style-name="T9">」</text:span></text:p>
                    <text:p><text:span text:style-name="T10"/></text:p>
                    <text:p><text:span text:style-name="T9">2</text:span><text:span text:style-name="T9">本ともはずれる確率　　　　は　　　　　　　　　　　　だから、</text:span></text:p>
                    <text:p><text:span text:style-name="T10"/></text:p>
                    <text:p><text:span text:style-name="T9">余事象の確率　　　　　　　　　　　より、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6.431cm" svg:height="2.369cm" svg:x="14.39cm" svg:y="9.331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5" draw:text-style-name="P5" draw:layer="layout" svg:width="2.051cm" svg:height="1.107cm" svg:x="10.949cm" svg:y="9.89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5" draw:text-style-name="P5" draw:layer="layout" svg:width="0.654cm" svg:height="1.016cm" svg:x="3.9cm" svg:y="6.28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5" draw:text-style-name="P5" draw:layer="layout" svg:width="0.654cm" svg:height="1.016cm" svg:x="3.8cm" svg:y="7.884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5" draw:text-style-name="P5" draw:layer="layout" svg:width="6.072cm" svg:height="1.107cm" svg:x="7.628cm" svg:y="12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5" draw:text-style-name="P5" draw:layer="layout" svg:width="6.274cm" svg:height="2.095cm" svg:x="10.561cm" svg:y="13.2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custom-shape draw:style-name="gr18" draw:text-style-name="P13" draw:layer="layout" svg:width="17.5cm" svg:height="3.1cm" svg:x="0.4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7.5cm" svg:height="7.9cm" svg:x="0.5cm" svg:y="11.9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custom-shape draw:style-name="gr17" draw:text-style-name="P12" draw:layer="layout" svg:width="26cm" svg:height="3.135cm" svg:x="1cm" svg:y="2.66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7cm" svg:height="2.33cm" svg:x="0.5cm" svg:y="0.335cm" presentation:class="title" presentation:user-transformed="true">
          <draw:text-box>
            <text:p>余事象の確率 例題14</text:p>
          </draw:text-box>
        </draw:frame>
        <draw:frame presentation:style-name="pr2" draw:layer="layout" svg:width="28cm" svg:height="11.348cm" svg:x="-0.5cm" svg:y="3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5">15</text:span><text:span text:style-name="T5">本のくじの中に当たりくじが</text:span><text:span text:style-name="T5">5</text:span><text:span text:style-name="T5">本ある。</text:span><text:span text:style-name="T5">2</text:span><text:span text:style-name="T5">本同時に引くとき、</text:span><text:span text:style-name="T6">少なくとも</text:span><text:span text:style-name="T5">1</text:span><text:span text:style-name="T5">本が当たる確率。</text:span></text:p>
                    <text:p><text:span text:style-name="T7"/></text:p>
                  </text:list-header>
                  <text:list-item>
                    <text:p><text:span text:style-name="T8">事象　 <text:s/>「少なくとも</text:span><text:span text:style-name="T8">1</text:span><text:span text:style-name="T8">本が当たる</text:span><text:span text:style-name="T9">」</text:span></text:p>
                  </text:list-item>
                  <text:list-item>
                    <text:p><text:span text:style-name="T8">事象　　「</text:span><text:span text:style-name="T8">2</text:span><text:span text:style-name="T8">本ともはずれる</text:span><text:span text:style-name="T9">」</text:span></text:p>
                    <text:p><text:span text:style-name="T10"/></text:p>
                    <text:p><text:span text:style-name="T9">2</text:span><text:span text:style-name="T9">本ともはずれる確率　　　　は　　　　　　　　　　　　だから、</text:span></text:p>
                    <text:p><text:span text:style-name="T10"/></text:p>
                    <text:p><text:span text:style-name="T9">余事象の確率　　　　　　　　　　　より、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6.431cm" svg:height="2.369cm" svg:x="14.39cm" svg:y="9.331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5" draw:text-style-name="P5" draw:layer="layout" svg:width="2.051cm" svg:height="1.107cm" svg:x="10.949cm" svg:y="9.89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5" draw:text-style-name="P5" draw:layer="layout" svg:width="0.654cm" svg:height="1.016cm" svg:x="3.9cm" svg:y="6.28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5" draw:text-style-name="P5" draw:layer="layout" svg:width="0.654cm" svg:height="1.016cm" svg:x="3.8cm" svg:y="7.884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5" draw:text-style-name="P5" draw:layer="layout" svg:width="6.072cm" svg:height="1.107cm" svg:x="7.628cm" svg:y="12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5" draw:text-style-name="P5" draw:layer="layout" svg:width="6.274cm" svg:height="2.095cm" svg:x="10.561cm" svg:y="13.2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custom-shape draw:style-name="gr18" draw:text-style-name="P13" draw:layer="layout" svg:width="17.5cm" svg:height="3.1cm" svg:x="0.4cm" svg:y="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4" draw:layer="layout" svg:width="27cm" svg:height="2.5cm" svg:x="0.5cm" svg:y="0.5cm" presentation:class="title">
          <draw:text-box>
            <text:p>まとめ</text:p>
          </draw:text-box>
        </draw:frame>
        <draw:frame presentation:style-name="pr2" draw:layer="layout" svg:width="27cm" svg:height="11.348cm" svg:x="0.5cm" svg:y="3cm" presentation:class="outline">
          <draw:text-box>
            <text:list text:style-name="L2">
              <text:list-item>
                <text:p>余事象の確率</text:p>
                <text:list>
                  <text:list-header>
                    <text:p>ある事象　　とその余事象　　について、</text:p>
                    <text:p/>
                    <text:p>が成り立つ。</text:p>
                  </text:list-header>
                </text:list>
              </text:list-item>
            </text:list>
          </draw:text-box>
        </draw:frame>
        <draw:frame draw:style-name="gr5" draw:text-style-name="P5" draw:layer="layout" svg:width="0.654cm" svg:height="1.016cm" svg:x="6.746cm" svg:y="5.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" draw:text-style-name="P5" draw:layer="layout" svg:width="0.654cm" svg:height="1.016cm" svg:x="13.346cm" svg:y="5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" draw:text-style-name="P5" draw:layer="layout" svg:width="6.072cm" svg:height="1.107cm" svg:x="11.17cm" svg:y="6.75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custom-shape draw:style-name="gr6" draw:text-style-name="P6" draw:layer="layout" svg:width="13cm" svg:height="6cm" svg:x="11.5cm" svg:y="9.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0.794cm" svg:height="1.016cm" svg:x="17.5cm" svg:y="8.81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8" draw:text-style-name="P7" draw:layer="layout" svg:width="2.5cm" svg:height="2.5cm" svg:x="14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0.654cm" svg:height="1.016cm" svg:x="14.9cm" svg:y="12.11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" draw:text-style-name="P5" draw:layer="layout" svg:width="0.654cm" svg:height="1.016cm" svg:x="20.346cm" svg:y="12.0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pitch="variable"/>
    <style:font-face style:name="游明朝2" svg:font-family="游明朝" style:font-adornments="標準" style:font-pitch="variable"/>
    <style:font-face style:name="游明朝3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3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游明朝2" fo:font-family="游明朝" style:font-style-name="標準" style:font-pitch="variable" style:font-name-asian="BIZ UDPゴシック1" style:font-family-asian="'BIZ UDPゴシック'" style:font-style-name-asian="標準" style:font-pitch-asian="variable" style:font-size-asian="2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fo:color="#22c9b2" fo:font-size="100%"/>
          </text:list-level-style-bullet>
          <text:list-level-style-bullet text:level="2" text:bullet-char="▸">
            <style:list-level-properties text:space-before="1.5cm" text:min-label-width="0.9cm"/>
            <style:text-properties fo:font-family="OpenSymbol" style:font-style-name="Regular" fo:color="#469ab0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9488a" loext:opacity="100%" loext:color-lum-mod="100%" loext:color-lum-off="0%" style:text-outline="false" style:text-line-through-style="none" style:text-line-through-type="none" style:font-name="メイリオ" fo:font-family="メイリオ" style:font-pitch="variable" fo:font-size="32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32pt" style:font-style-asian="normal" style:font-weight-asian="bold" style:font-name-complex="Lucida Sans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標準-outline2" style:family="presentation" style:parent-style-name="標準-outline1">
      <style:paragraph-properties fo:margin-top="0.4cm" fo:margin-bottom="0cm" fo:line-height="115%"/>
      <style:text-properties fo:color="#000000" loext:opacity="100%" loext:color-lum-mod="100%" loext:color-lum-off="0%" style:font-name="BIZ UDPゴシック" fo:font-family="'BIZ UDPゴシック'" style:font-pitch="variable" fo:font-size="26pt" style:font-name-asian="BIZ UDPゴシック" style:font-family-asian="'BIZ UDPゴシック'" style:font-pitch-asian="variable" style:font-size-asian="26pt" style:font-size-complex="26pt" fo:hyphenate="false" loext:hyphenation-no-caps="false" loext:hyphenation-no-last-word="false"/>
    </style:style>
    <style:style style:name="標準-outline3" style:family="presentation" style:parent-style-name="標準-outline2">
      <style:paragraph-properties fo:margin-top="0.3cm" fo:margin-bottom="0cm"/>
      <style:text-properties fo:color="#000000" loext:opacity="100%" loext:color-lum-mod="100%" loext:color-lum-off="0%" style:font-name="BIZ UDPゴシック" fo:font-family="'BIZ UDPゴシック'" style:font-pitch="variable" fo:font-size="24pt" style:font-name-asian="BIZ UDPゴシック" style:font-family-asian="'BIZ UDPゴシック'" style:font-pitch-asian="variable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メイリオ" fo:font-family="メイリオ" style:font-pitch="variable" fo:font-size="44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title">
      <style:graphic-properties draw:auto-grow-height="false" fo:min-height="2.63cm"/>
      <style:paragraph-properties style:writing-mode="lr-tb"/>
    </style:style>
    <style:style style:name="Mpr2" style:family="presentation" style:parent-style-name="標準-outline1">
      <style:graphic-properties fo:min-height="9.13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/>
      <style:text-properties fo:hyphenate="false" loext:hyphenation-no-caps="false" loext:hyphenation-no-last-word="fals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9488a" loext:opacity="100%" style:text-outline="false" style:text-line-through-style="none" style:text-line-through-type="none" style:font-name="メイリオ" fo:font-size="32pt" fo:font-style="normal" fo:text-shadow="none" style:text-underline-style="none" fo:font-weight="bold" style:letter-kerning="true" fo:background-color="transparent" style:font-name-asian="メイリオ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font-name="BIZ UDPゴシック" fo:font-size="26pt" fo:font-style="normal" fo:text-shadow="none" style:text-underline-style="none" fo:font-weight="bold" style:letter-kerning="true" fo:background-color="transparent" style:font-name-asian="BIZ UDPゴシック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Mpr1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Mpr2" draw:layer="backgroundobjects" svg:width="27cm" svg:height="11.348cm" svg:x="0.5cm" svg:y="3cm" presentation:class="outline">
        <draw:text-box>
          <text:list text:style-name="ML2">
            <text:list-item>
              <text:p text:style-name="MP5"><text:span text:style-name="MT2">クリックしてアウトラインのテキストを編集</text:span></text:p>
              <text:list>
                <text:list-item>
                  <text:p text:style-name="MP5"><text:span text:style-name="MT3">2</text:span><text:span text:style-name="MT3">レベル目のアウトライン</text:span>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77cm" svg:y="1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625cm" svg:y="1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099cm" svg:height="1.085cm" svg:x="25.901cm" svg:y="14.66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9:59:03.598452311</meta:creation-date>
    <dc:title>japanese_16_9</dc:title>
    <meta:editing-duration>PT1H18M44S</meta:editing-duration>
    <meta:editing-cycles>9</meta:editing-cycles>
    <meta:generator>LibreOffice/7.5.5.2$Linux_X86_64 LibreOffice_project/bf0ddd27f701ac1d9e0942bffe145c51e201aa5c</meta:generator>
    <dc:date>2023-08-21T21:18:42.454628171</dc:date>
    <meta:document-statistic meta:object-count="232"/>
    <meta:template xlink:type="simple" xlink:actuate="onRequest" xlink:title="japanese_16_9" xlink:href="../../../snap/libreoffice/285/.config/libreoffice/4/user/template/japanese_16_91.otp" meta:date="2023-08-21T19:59:01.928947649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over accent="true">
                <mi>A</mi>
                <mo stretchy="false">¯</mo>
              </mover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  <mi>.</mi>
    </mrow>
    <annotation encoding="StarMath 5.0">P(A union bar{A}) =P(A) + P(bar{A}) .</annotation>
  </semantics>
</math>
</file>

<file path=Object 10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frac>
          <mstyle mathvariant="normal">
            <mmultiscripts>
              <mi mathvariant="normal">C</mi>
              <mn>2</mn>
              <none/>
              <mprescripts/>
              <mrow>
                <mn>15</mn>
                <mo stretchy="false">−</mo>
                <mn>5</mn>
              </mrow>
              <none/>
            </mmultiscripts>
          </mstyle>
          <mstyle mathvariant="normal">
            <mmultiscripts>
              <mi mathvariant="normal">C</mi>
              <mn>2</mn>
              <none/>
              <mprescripts/>
              <mn>15</mn>
              <none/>
            </mmultiscripts>
          </mstyle>
        </mfrac>
        <mo stretchy="false">=</mo>
        <mfrac>
          <mn>3</mn>
          <mn>7</mn>
        </mfrac>
      </mrow>
    </mrow>
    <annotation encoding="StarMath 5.0">P(bar A)={ nitalic C lsub{15-5} rsub{2} } over { nitalic C lsub{15} rsub{2} } = 3 over 7</annotation>
  </semantics>
</math>
</file>

<file path=Object 101/content.xml><?xml version="1.0" encoding="utf-8"?>
<math xmlns="http://www.w3.org/1998/Math/MathML" display="block">
  <semantics>
    <mrow>
      <mi>P</mi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</mrow>
    <annotation encoding="StarMath 5.0">P(bar A)</annotation>
  </semantics>
</math>
</file>

<file path=Object 102/content.xml><?xml version="1.0" encoding="utf-8"?>
<math xmlns="http://www.w3.org/1998/Math/MathML" display="block">
  <semantics>
    <mi>A</mi>
    <annotation encoding="StarMath 5.0">A</annotation>
  </semantics>
</math>
</file>

<file path=Object 103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10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</mrow>
    <annotation encoding="StarMath 5.0">P(A)=1-P(bar A)</annotation>
  </semantics>
</math>
</file>

<file path=Object 10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frac>
            <mn>3</mn>
            <mn>7</mn>
          </mfrac>
        </mrow>
        <mo stretchy="false">=</mo>
        <mfrac>
          <mn>4</mn>
          <mn>7</mn>
        </mfrac>
      </mrow>
      <mi>.</mi>
    </mrow>
    <annotation encoding="StarMath 5.0">P(A)=1- {3} over {7} =4 over 7 .</annotation>
  </semantics>
</math>
</file>

<file path=Object 11/content.xml><?xml version="1.0" encoding="utf-8"?>
<math xmlns="http://www.w3.org/1998/Math/MathML" display="block">
  <semantics>
    <mrow>
      <mrow>
        <mi>A</mi>
        <mo stretchy="false">∪</mo>
        <mover accent="true">
          <mi>A</mi>
          <mo stretchy="false">¯</mo>
        </mover>
      </mrow>
      <mo stretchy="false">=</mo>
      <mi>U</mi>
    </mrow>
    <annotation encoding="StarMath 5.0">A union bar{A} =U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over accent="true">
                <mi>A</mi>
                <mo stretchy="false">¯</mo>
              </mover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1</mn>
      </mrow>
      <mi>.</mi>
    </mrow>
    <annotation encoding="StarMath 5.0">P(A union bar{A})=P(U)=1 .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n>1</mn>
      </mrow>
    </mrow>
    <annotation encoding="StarMath 5.0">P(A) +P(bar{A})=1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A</mi>
        </mrow>
        <mo fence="true" form="postfix" stretchy="false">)</mo>
      </mrow>
      <mi>.</mi>
    </mrow>
    <annotation encoding="StarMath 5.0">P(bar{A})=1-P(A).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frac>
          <mstyle mathvariant="normal">
            <mmultiscripts>
              <mi mathvariant="normal">C</mi>
              <mn>2</mn>
              <none/>
              <mprescripts/>
              <mrow>
                <mn>15</mn>
                <mo stretchy="false">−</mo>
                <mn>5</mn>
              </mrow>
              <none/>
            </mmultiscripts>
          </mstyle>
          <mstyle mathvariant="normal">
            <mmultiscripts>
              <mi mathvariant="normal">C</mi>
              <mn>2</mn>
              <none/>
              <mprescripts/>
              <mn>15</mn>
              <none/>
            </mmultiscripts>
          </mstyle>
        </mfrac>
        <mo stretchy="false">=</mo>
        <mfrac>
          <mn>3</mn>
          <mn>7</mn>
        </mfrac>
      </mrow>
    </mrow>
    <annotation encoding="StarMath 5.0">P(bar A)={ nitalic C lsub{15-5} rsub{2} } over { nitalic C lsub{15} rsub{2} } = 3 over 7</annotation>
  </semantics>
</math>
</file>

<file path=Object 16/content.xml><?xml version="1.0" encoding="utf-8"?>
<math xmlns="http://www.w3.org/1998/Math/MathML" display="block">
  <semantics>
    <mrow>
      <mi>P</mi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</mrow>
    <annotation encoding="StarMath 5.0">P(bar A)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</mrow>
    <annotation encoding="StarMath 5.0">P(A)=1-P(bar A)</annotation>
  </semantics>
</math>
</file>

<file path=Object 2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frac>
            <mn>3</mn>
            <mn>7</mn>
          </mfrac>
        </mrow>
        <mo stretchy="false">=</mo>
        <mfrac>
          <mn>4</mn>
          <mn>7</mn>
        </mfrac>
      </mrow>
      <mi>.</mi>
    </mrow>
    <annotation encoding="StarMath 5.0">P(A)=1- {3} over {7} =4 over 7 .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A</mi>
        </mrow>
        <mo fence="true" form="postfix" stretchy="false">)</mo>
      </mrow>
    </mrow>
    <annotation encoding="StarMath 5.0">P(bar{A})=1-P(A)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</mrow>
    <annotation encoding="StarMath 5.0">P(A)=1-P(bar{A}) </annotation>
  </semantics>
</math>
</file>

<file path=Object 23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24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bar{ bar {A}}</annotation>
  </semantics>
</math>
</file>

<file path=Object 25/content.xml><?xml version="1.0" encoding="utf-8"?>
<math xmlns="http://www.w3.org/1998/Math/MathML" display="block">
  <semantics>
    <mrow>
      <mover accent="true">
        <mover accent="true">
          <mi>A</mi>
          <mo stretchy="false">¯</mo>
        </mover>
        <mo stretchy="false">¯</mo>
      </mover>
      <mo stretchy="false">=</mo>
      <mi>A</mi>
    </mrow>
    <annotation encoding="StarMath 5.0">bar bar A =A</annotation>
  </semantics>
</math>
</file>

<file path=Object 2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A</mi>
        </mrow>
        <mo fence="true" form="postfix" stretchy="false">)</mo>
      </mrow>
    </mrow>
    <annotation encoding="StarMath 5.0">P(bar{A})=1-P(A)</annotation>
  </semantics>
</math>
</file>

<file path=Object 27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28/content.xml><?xml version="1.0" encoding="utf-8"?>
<math xmlns="http://www.w3.org/1998/Math/MathML" display="block">
  <semantics>
    <mi>A</mi>
    <annotation encoding="StarMath 5.0">A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  <mi>.</mi>
    </mrow>
    <annotation encoding="StarMath 5.0">P(A)=1-P(bar{A}) .</annotation>
  </semantics>
</math>
</file>

<file path=Object 3/content.xml><?xml version="1.0" encoding="utf-8"?>
<math xmlns="http://www.w3.org/1998/Math/MathML" display="block">
  <semantics>
    <mi>U</mi>
    <annotation encoding="StarMath 5.0">U</annotation>
  </semantics>
</math>
</file>

<file path=Object 30/content.xml><?xml version="1.0" encoding="utf-8"?>
<math xmlns="http://www.w3.org/1998/Math/MathML" display="block">
  <semantics>
    <mi>A</mi>
    <annotation encoding="StarMath 5.0">A</annotation>
  </semantics>
</math>
</file>

<file path=Object 31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A</mi>
        </mrow>
        <mo fence="true" form="postfix" stretchy="false">)</mo>
      </mrow>
    </mrow>
    <annotation encoding="StarMath 5.0">P(bar A ) =1 - P(A)</annotation>
  </semantics>
</math>
</file>

<file path=Object 33/content.xml><?xml version="1.0" encoding="utf-8"?>
<math xmlns="http://www.w3.org/1998/Math/MathML" display="block">
  <semantics>
    <mi>U</mi>
    <annotation encoding="StarMath 5.0">U</annotation>
  </semantics>
</math>
</file>

<file path=Object 34/content.xml><?xml version="1.0" encoding="utf-8"?>
<math xmlns="http://www.w3.org/1998/Math/MathML" display="block">
  <semantics>
    <mi>A</mi>
    <annotation encoding="StarMath 5.0">A</annotation>
  </semantics>
</math>
</file>

<file path=Object 35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36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37/content.xml><?xml version="1.0" encoding="utf-8"?>
<math xmlns="http://www.w3.org/1998/Math/MathML" display="block">
  <semantics>
    <mi>U</mi>
    <annotation encoding="StarMath 5.0">U</annotation>
  </semantics>
</math>
</file>

<file path=Object 38/content.xml><?xml version="1.0" encoding="utf-8"?>
<math xmlns="http://www.w3.org/1998/Math/MathML" display="block">
  <semantics>
    <mi>A</mi>
    <annotation encoding="StarMath 5.0">A</annotation>
  </semantics>
</math>
</file>

<file path=Object 39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

<file path=Object 40/content.xml><?xml version="1.0" encoding="utf-8"?>
<math xmlns="http://www.w3.org/1998/Math/MathML" display="block">
  <semantics>
    <mrow>
      <mrow>
        <mi>A</mi>
        <mo stretchy="false">∩</mo>
        <mover accent="true">
          <mi>A</mi>
          <mo stretchy="false">¯</mo>
        </mover>
      </mrow>
      <mo stretchy="false">=</mo>
      <mi mathvariant="normal">∅</mi>
    </mrow>
    <annotation encoding="StarMath 5.0">A intersection bar{A} =emptyset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over accent="true">
                <mi>A</mi>
                <mo stretchy="false">¯</mo>
              </mover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  <mi>.</mi>
    </mrow>
    <annotation encoding="StarMath 5.0">P(A union bar{A}) =P(A) + P(bar{A}) .</annotation>
  </semantics>
</math>
</file>

<file path=Object 42/content.xml><?xml version="1.0" encoding="utf-8"?>
<math xmlns="http://www.w3.org/1998/Math/MathML" display="block">
  <semantics>
    <mrow>
      <mrow>
        <mi>A</mi>
        <mo stretchy="false">∪</mo>
        <mover accent="true">
          <mi>A</mi>
          <mo stretchy="false">¯</mo>
        </mover>
      </mrow>
      <mo stretchy="false">=</mo>
      <mi>U</mi>
    </mrow>
    <annotation encoding="StarMath 5.0">A union bar{A} =U</annotation>
  </semantics>
</math>
</file>

<file path=Object 4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over accent="true">
                <mi>A</mi>
                <mo stretchy="false">¯</mo>
              </mover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1</mn>
      </mrow>
      <mi>.</mi>
    </mrow>
    <annotation encoding="StarMath 5.0">P(A union bar{A})=P(U)=1 .</annotation>
  </semantics>
</math>
</file>

<file path=Object 4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n>1</mn>
      </mrow>
    </mrow>
    <annotation encoding="StarMath 5.0">P(A) +P(bar{A})=1</annotation>
  </semantics>
</math>
</file>

<file path=Object 4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A</mi>
        </mrow>
        <mo fence="true" form="postfix" stretchy="false">)</mo>
      </mrow>
      <mi>.</mi>
    </mrow>
    <annotation encoding="StarMath 5.0">P(bar{A})=1-P(A).</annotation>
  </semantics>
</math>
</file>

<file path=Object 46/content.xml><?xml version="1.0" encoding="utf-8"?>
<math xmlns="http://www.w3.org/1998/Math/MathML" display="block">
  <semantics>
    <mi>U</mi>
    <annotation encoding="StarMath 5.0">U</annotation>
  </semantics>
</math>
</file>

<file path=Object 47/content.xml><?xml version="1.0" encoding="utf-8"?>
<math xmlns="http://www.w3.org/1998/Math/MathML" display="block">
  <semantics>
    <mi>A</mi>
    <annotation encoding="StarMath 5.0">A</annotation>
  </semantics>
</math>
</file>

<file path=Object 48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49/content.xml><?xml version="1.0" encoding="utf-8"?>
<math xmlns="http://www.w3.org/1998/Math/MathML" display="block">
  <semantics>
    <mrow>
      <mrow>
        <mi>A</mi>
        <mo stretchy="false">∩</mo>
        <mover accent="true">
          <mi>A</mi>
          <mo stretchy="false">¯</mo>
        </mover>
      </mrow>
      <mo stretchy="false">=</mo>
      <mi mathvariant="normal">∅</mi>
    </mrow>
    <annotation encoding="StarMath 5.0">A intersection bar{A} =emptyset</annotation>
  </semantics>
</math>
</file>

<file path=Object 5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5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over accent="true">
                <mi>A</mi>
                <mo stretchy="false">¯</mo>
              </mover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  <mi>.</mi>
    </mrow>
    <annotation encoding="StarMath 5.0">P(A union bar{A}) =P(A) + P(bar{A}) .</annotation>
  </semantics>
</math>
</file>

<file path=Object 51/content.xml><?xml version="1.0" encoding="utf-8"?>
<math xmlns="http://www.w3.org/1998/Math/MathML" display="block">
  <semantics>
    <mrow>
      <mrow>
        <mi>A</mi>
        <mo stretchy="false">∪</mo>
        <mover accent="true">
          <mi>A</mi>
          <mo stretchy="false">¯</mo>
        </mover>
      </mrow>
      <mo stretchy="false">=</mo>
      <mi>U</mi>
    </mrow>
    <annotation encoding="StarMath 5.0">A union bar{A} =U</annotation>
  </semantics>
</math>
</file>

<file path=Object 5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over accent="true">
                <mi>A</mi>
                <mo stretchy="false">¯</mo>
              </mover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1</mn>
      </mrow>
      <mi>.</mi>
    </mrow>
    <annotation encoding="StarMath 5.0">P(A union bar{A})=P(U)=1 .</annotation>
  </semantics>
</math>
</file>

<file path=Object 5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n>1</mn>
      </mrow>
    </mrow>
    <annotation encoding="StarMath 5.0">P(A) +P(bar{A})=1</annotation>
  </semantics>
</math>
</file>

<file path=Object 5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A</mi>
        </mrow>
        <mo fence="true" form="postfix" stretchy="false">)</mo>
      </mrow>
      <mi>.</mi>
    </mrow>
    <annotation encoding="StarMath 5.0">P(bar{A})=1-P(A).</annotation>
  </semantics>
</math>
</file>

<file path=Object 55/content.xml><?xml version="1.0" encoding="utf-8"?>
<math xmlns="http://www.w3.org/1998/Math/MathML" display="block">
  <semantics>
    <mi>U</mi>
    <annotation encoding="StarMath 5.0">U</annotation>
  </semantics>
</math>
</file>

<file path=Object 56/content.xml><?xml version="1.0" encoding="utf-8"?>
<math xmlns="http://www.w3.org/1998/Math/MathML" display="block">
  <semantics>
    <mi>A</mi>
    <annotation encoding="StarMath 5.0">A</annotation>
  </semantics>
</math>
</file>

<file path=Object 57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58/content.xml><?xml version="1.0" encoding="utf-8"?>
<math xmlns="http://www.w3.org/1998/Math/MathML" display="block">
  <semantics>
    <mrow>
      <mrow>
        <mi>A</mi>
        <mo stretchy="false">∩</mo>
        <mover accent="true">
          <mi>A</mi>
          <mo stretchy="false">¯</mo>
        </mover>
      </mrow>
      <mo stretchy="false">=</mo>
      <mi mathvariant="normal">∅</mi>
    </mrow>
    <annotation encoding="StarMath 5.0">A intersection bar{A} =emptyset</annotation>
  </semantics>
</math>
</file>

<file path=Object 5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over accent="true">
                <mi>A</mi>
                <mo stretchy="false">¯</mo>
              </mover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  <mi>.</mi>
    </mrow>
    <annotation encoding="StarMath 5.0">P(A union bar{A}) =P(A) + P(bar{A}) .</annotation>
  </semantics>
</math>
</file>

<file path=Object 6/content.xml><?xml version="1.0" encoding="utf-8"?>
<math xmlns="http://www.w3.org/1998/Math/MathML" display="block">
  <semantics>
    <mi>U</mi>
    <annotation encoding="StarMath 5.0">U</annotation>
  </semantics>
</math>
</file>

<file path=Object 60/content.xml><?xml version="1.0" encoding="utf-8"?>
<math xmlns="http://www.w3.org/1998/Math/MathML" display="block">
  <semantics>
    <mrow>
      <mrow>
        <mi>A</mi>
        <mo stretchy="false">∪</mo>
        <mover accent="true">
          <mi>A</mi>
          <mo stretchy="false">¯</mo>
        </mover>
      </mrow>
      <mo stretchy="false">=</mo>
      <mi>U</mi>
    </mrow>
    <annotation encoding="StarMath 5.0">A union bar{A} =U</annotation>
  </semantics>
</math>
</file>

<file path=Object 6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over accent="true">
                <mi>A</mi>
                <mo stretchy="false">¯</mo>
              </mover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1</mn>
      </mrow>
      <mi>.</mi>
    </mrow>
    <annotation encoding="StarMath 5.0">P(A union bar{A})=P(U)=1 .</annotation>
  </semantics>
</math>
</file>

<file path=Object 6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n>1</mn>
      </mrow>
    </mrow>
    <annotation encoding="StarMath 5.0">P(A) +P(bar{A})=1</annotation>
  </semantics>
</math>
</file>

<file path=Object 6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A</mi>
        </mrow>
        <mo fence="true" form="postfix" stretchy="false">)</mo>
      </mrow>
      <mi>.</mi>
    </mrow>
    <annotation encoding="StarMath 5.0">P(bar{A})=1-P(A).</annotation>
  </semantics>
</math>
</file>

<file path=Object 64/content.xml><?xml version="1.0" encoding="utf-8"?>
<math xmlns="http://www.w3.org/1998/Math/MathML" display="block">
  <semantics>
    <mi>U</mi>
    <annotation encoding="StarMath 5.0">U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67/content.xml><?xml version="1.0" encoding="utf-8"?>
<math xmlns="http://www.w3.org/1998/Math/MathML" display="block">
  <semantics>
    <mrow>
      <mrow>
        <mi>A</mi>
        <mo stretchy="false">∩</mo>
        <mover accent="true">
          <mi>A</mi>
          <mo stretchy="false">¯</mo>
        </mover>
      </mrow>
      <mo stretchy="false">=</mo>
      <mi mathvariant="normal">∅</mi>
    </mrow>
    <annotation encoding="StarMath 5.0">A intersection bar{A} =emptyset</annotation>
  </semantics>
</math>
</file>

<file path=Object 6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over accent="true">
                <mi>A</mi>
                <mo stretchy="false">¯</mo>
              </mover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  <mi>.</mi>
    </mrow>
    <annotation encoding="StarMath 5.0">P(A union bar{A}) =P(A) + P(bar{A}) .</annotation>
  </semantics>
</math>
</file>

<file path=Object 69/content.xml><?xml version="1.0" encoding="utf-8"?>
<math xmlns="http://www.w3.org/1998/Math/MathML" display="block">
  <semantics>
    <mrow>
      <mrow>
        <mi>A</mi>
        <mo stretchy="false">∪</mo>
        <mover accent="true">
          <mi>A</mi>
          <mo stretchy="false">¯</mo>
        </mover>
      </mrow>
      <mo stretchy="false">=</mo>
      <mi>U</mi>
    </mrow>
    <annotation encoding="StarMath 5.0">A union bar{A} =U</annotation>
  </semantics>
</math>
</file>

<file path=Object 7/content.xml><?xml version="1.0" encoding="utf-8"?>
<math xmlns="http://www.w3.org/1998/Math/MathML" display="block">
  <semantics>
    <mi>A</mi>
    <annotation encoding="StarMath 5.0">A</annotation>
  </semantics>
</math>
</file>

<file path=Object 7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A</mi>
              <mo stretchy="false">∪</mo>
              <mover accent="true">
                <mi>A</mi>
                <mo stretchy="false">¯</mo>
              </mover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1</mn>
      </mrow>
      <mi>.</mi>
    </mrow>
    <annotation encoding="StarMath 5.0">P(A union bar{A})=P(U)=1 .</annotation>
  </semantics>
</math>
</file>

<file path=Object 7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n>1</mn>
      </mrow>
    </mrow>
    <annotation encoding="StarMath 5.0">P(A) +P(bar{A})=1</annotation>
  </semantics>
</math>
</file>

<file path=Object 7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A</mi>
        </mrow>
        <mo fence="true" form="postfix" stretchy="false">)</mo>
      </mrow>
      <mi>.</mi>
    </mrow>
    <annotation encoding="StarMath 5.0">P(bar{A})=1-P(A).</annotation>
  </semantics>
</math>
</file>

<file path=Object 7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frac>
          <mstyle mathvariant="normal">
            <mmultiscripts>
              <mi mathvariant="normal">C</mi>
              <mn>2</mn>
              <none/>
              <mprescripts/>
              <mrow>
                <mn>15</mn>
                <mo stretchy="false">−</mo>
                <mn>5</mn>
              </mrow>
              <none/>
            </mmultiscripts>
          </mstyle>
          <mstyle mathvariant="normal">
            <mmultiscripts>
              <mi mathvariant="normal">C</mi>
              <mn>2</mn>
              <none/>
              <mprescripts/>
              <mn>15</mn>
              <none/>
            </mmultiscripts>
          </mstyle>
        </mfrac>
        <mo stretchy="false">=</mo>
        <mfrac>
          <mn>3</mn>
          <mn>7</mn>
        </mfrac>
      </mrow>
    </mrow>
    <annotation encoding="StarMath 5.0">P(bar A)={ nitalic C lsub{15-5} rsub{2} } over { nitalic C lsub{15} rsub{2} } = 3 over 7</annotation>
  </semantics>
</math>
</file>

<file path=Object 74/content.xml><?xml version="1.0" encoding="utf-8"?>
<math xmlns="http://www.w3.org/1998/Math/MathML" display="block">
  <semantics>
    <mrow>
      <mi>P</mi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</mrow>
    <annotation encoding="StarMath 5.0">P(bar A)</annotation>
  </semantics>
</math>
</file>

<file path=Object 75/content.xml><?xml version="1.0" encoding="utf-8"?>
<math xmlns="http://www.w3.org/1998/Math/MathML" display="block">
  <semantics>
    <mi>A</mi>
    <annotation encoding="StarMath 5.0">A</annotation>
  </semantics>
</math>
</file>

<file path=Object 76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</mrow>
    <annotation encoding="StarMath 5.0">P(A)=1-P(bar A)</annotation>
  </semantics>
</math>
</file>

<file path=Object 7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frac>
            <mn>3</mn>
            <mn>7</mn>
          </mfrac>
        </mrow>
        <mo stretchy="false">=</mo>
        <mfrac>
          <mn>4</mn>
          <mn>7</mn>
        </mfrac>
      </mrow>
      <mi>.</mi>
    </mrow>
    <annotation encoding="StarMath 5.0">P(A)=1- {3} over {7} =4 over 7 .</annotation>
  </semantics>
</math>
</file>

<file path=Object 7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frac>
          <mstyle mathvariant="normal">
            <mmultiscripts>
              <mi mathvariant="normal">C</mi>
              <mn>2</mn>
              <none/>
              <mprescripts/>
              <mrow>
                <mn>15</mn>
                <mo stretchy="false">−</mo>
                <mn>5</mn>
              </mrow>
              <none/>
            </mmultiscripts>
          </mstyle>
          <mstyle mathvariant="normal">
            <mmultiscripts>
              <mi mathvariant="normal">C</mi>
              <mn>2</mn>
              <none/>
              <mprescripts/>
              <mn>15</mn>
              <none/>
            </mmultiscripts>
          </mstyle>
        </mfrac>
        <mo stretchy="false">=</mo>
        <mfrac>
          <mn>3</mn>
          <mn>7</mn>
        </mfrac>
      </mrow>
    </mrow>
    <annotation encoding="StarMath 5.0">P(bar A)={ nitalic C lsub{15-5} rsub{2} } over { nitalic C lsub{15} rsub{2} } = 3 over 7</annotation>
  </semantics>
</math>
</file>

<file path=Object 8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80/content.xml><?xml version="1.0" encoding="utf-8"?>
<math xmlns="http://www.w3.org/1998/Math/MathML" display="block">
  <semantics>
    <mrow>
      <mi>P</mi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</mrow>
    <annotation encoding="StarMath 5.0">P(bar A)</annotation>
  </semantics>
</math>
</file>

<file path=Object 81/content.xml><?xml version="1.0" encoding="utf-8"?>
<math xmlns="http://www.w3.org/1998/Math/MathML" display="block">
  <semantics>
    <mi>A</mi>
    <annotation encoding="StarMath 5.0">A</annotation>
  </semantics>
</math>
</file>

<file path=Object 8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A</mi>
        </mrow>
        <mo fence="true" form="postfix" stretchy="false">)</mo>
      </mrow>
    </mrow>
    <annotation encoding="StarMath 5.0">P(bar{A})=1-P(A)</annotation>
  </semantics>
</math>
</file>

<file path=Object 8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</mrow>
    <annotation encoding="StarMath 5.0">P(A)=1-P(bar{A}) </annotation>
  </semantics>
</math>
</file>

<file path=Object 84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85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bar{ bar {A}}</annotation>
  </semantics>
</math>
</file>

<file path=Object 86/content.xml><?xml version="1.0" encoding="utf-8"?>
<math xmlns="http://www.w3.org/1998/Math/MathML" display="block">
  <semantics>
    <mrow>
      <mover accent="true">
        <mover accent="true">
          <mi>A</mi>
          <mo stretchy="false">¯</mo>
        </mover>
        <mo stretchy="false">¯</mo>
      </mover>
      <mo stretchy="false">=</mo>
      <mi>A</mi>
    </mrow>
    <annotation encoding="StarMath 5.0">bar bar A =A</annotation>
  </semantics>
</math>
</file>

<file path=Object 8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over accent="true">
              <mi>A</mi>
              <mo stretchy="false">¯</mo>
            </mover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i>A</mi>
        </mrow>
        <mo fence="true" form="postfix" stretchy="false">)</mo>
      </mrow>
    </mrow>
    <annotation encoding="StarMath 5.0">P(bar{A})=1-P(A)</annotation>
  </semantics>
</math>
</file>

<file path=Object 88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89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row>
      <mrow>
        <mi>A</mi>
        <mo stretchy="false">∩</mo>
        <mover accent="true">
          <mi>A</mi>
          <mo stretchy="false">¯</mo>
        </mover>
      </mrow>
      <mo stretchy="false">=</mo>
      <mi mathvariant="normal">∅</mi>
    </mrow>
    <annotation encoding="StarMath 5.0">A intersection bar{A} =emptyset</annotation>
  </semantics>
</math>
</file>

<file path=Object 9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  <mi>.</mi>
    </mrow>
    <annotation encoding="StarMath 5.0">P(A)=1-P(bar{A}) .</annotation>
  </semantics>
</math>
</file>

<file path=Object 91/content.xml><?xml version="1.0" encoding="utf-8"?>
<math xmlns="http://www.w3.org/1998/Math/MathML" display="block">
  <semantics>
    <mover accent="true">
      <mi>A</mi>
      <mo stretchy="false">¯</mo>
    </mover>
    <annotation encoding="StarMath 5.0">bar{A}</annotation>
  </semantics>
</math>
</file>

<file path=Object 9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i>P</mi>
        </mrow>
      </mrow>
      <mrow>
        <mo fence="true" form="prefix" stretchy="false">(</mo>
        <mrow>
          <mover accent="true">
            <mi>A</mi>
            <mo stretchy="false">¯</mo>
          </mover>
        </mrow>
        <mo fence="true" form="postfix" stretchy="false">)</mo>
      </mrow>
    </mrow>
    <annotation encoding="StarMath 5.0">P(A)=1-P(bar A)</annotation>
  </semantics>
</math>
</file>

<file path=Object 9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1</mn>
          <mo stretchy="false">−</mo>
          <mfrac>
            <mn>3</mn>
            <mn>7</mn>
          </mfrac>
        </mrow>
        <mo stretchy="false">=</mo>
        <mfrac>
          <mn>4</mn>
          <mn>7</mn>
        </mfrac>
      </mrow>
      <mi>.</mi>
    </mrow>
    <annotation encoding="StarMath 5.0">P(A)=1- {3} over {7} =4 over 7 .</annotation>
  </semantics>
</math>
</file>